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margin-left="1.251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5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fo:color="#650953" style:font-name="Liberation Serif" fo:font-size="36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fo:color="#bf0041" style:font-name="Liberation Serif" fo:font-size="3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fo:color="#bf0041" style:font-name="Liberation Serif" fo:font-size="18pt"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fo:color="#bf0041"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fo:color="#bf0041" style:font-name="Liberation Serif" fo:font-size="15pt" fo:font-weight="normal"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fo:color="#c9211e" style:font-name="Liberation Serif" fo:font-size="3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2" style:family="paragraph" style:parent-style-name="Standard">
      <style:paragraph-properties fo:line-height="100%" fo:text-align="start" style:justify-single-word="false"/>
      <style:text-properties fo:color="#8d1d75" style:font-name="Liberation Serif" fo:font-size="3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3" style:family="paragraph" style:parent-style-name="Standard">
      <style:paragraph-properties fo:line-height="100%" fo:text-align="start" style:justify-single-word="false"/>
      <style:text-properties fo:color="#000000"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4" style:family="paragraph" style:parent-style-name="Standard">
      <style:paragraph-properties fo:line-height="100%" fo:text-align="start" style:justify-single-word="false"/>
      <style:text-properties fo:color="#000000" style:font-name="Liberation Serif" fo:font-size="15pt" fo:font-weight="normal" fo:background-color="transparent" style:font-name-asian="Liberation Serif" style:font-name-complex="Liberation Serif"/>
    </style:style>
    <style:style style:name="P15" style:family="paragraph" style:parent-style-name="Standard">
      <style:paragraph-properties fo:line-height="100%" fo:text-align="start" style:justify-single-word="false"/>
      <style:text-properties fo:color="#000000" style:font-name="Liberation Serif" fo:font-size="15pt" fo:font-weight="normal" fo:background-color="transparent" style:font-name-asian="Liberation Serif" style:font-weight-asian="normal" style:font-name-complex="Liberation Serif" style:font-weight-complex="normal"/>
    </style:style>
    <style:style style:name="P16" style:family="paragraph" style:parent-style-name="Standard">
      <style:paragraph-properties fo:line-height="100%" fo:text-align="start" style:justify-single-word="false"/>
      <style:text-properties fo:color="#000000" style:font-name="Calibri1" fo:font-size="15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17" style:family="paragraph" style:parent-style-name="Standard">
      <style:paragraph-properties fo:line-height="100%" fo:text-align="start" style:justify-single-word="false"/>
      <style:text-properties fo:color="#000000" style:font-name="Calibri1" fo:font-size="15pt" fo:font-weight="normal" fo:background-color="transparent" style:font-name-asian="Calibri1" style:font-name-complex="Calibri1"/>
    </style:style>
    <style:style style:name="P18" style:family="paragraph" style:parent-style-name="Standard">
      <style:paragraph-properties fo:line-height="100%" fo:text-align="start" style:justify-single-word="false"/>
      <style:text-properties fo:color="#000000" style:font-name="Calibri1" fo:font-size="15pt" fo:font-weight="bold" fo:background-color="transparent" style:font-name-asian="Calibri1" style:font-name-complex="Calibri1"/>
    </style:style>
    <style:style style:name="P19" style:family="paragraph" style:parent-style-name="Standard" style:list-style-name="L1">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20" style:family="paragraph" style:parent-style-name="Standard" style:list-style-name="L2">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21" style:family="paragraph" style:parent-style-name="Standard" style:list-style-name="L3">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22" style:family="paragraph" style:parent-style-name="Standard" style:list-style-name="L4">
      <style:paragraph-properties fo:margin-left="-0.635cm" fo:margin-right="0cm" fo:line-height="100%" fo:text-align="start" style:justify-single-word="false" fo:text-indent="0.635cm" style:auto-text-indent="false"/>
      <style:text-properties fo:color="#bf0041" style:font-name="Liberation Serif" fo:font-size="15pt" fo:font-weight="normal" fo:background-color="transparent" style:font-name-asian="Liberation Serif" style:font-name-complex="Liberation Serif"/>
    </style:style>
    <style:style style:name="P23" style:family="paragraph" style:parent-style-name="Standard">
      <style:paragraph-properties fo:margin-left="1.251cm" fo:margin-right="0cm" fo:line-height="100%" fo:text-align="start" style:justify-single-word="false" fo:text-indent="0cm" style:auto-text-indent="false"/>
      <style:text-properties fo:color="#000000" style:font-name="Calibri1" fo:font-size="15pt" fo:font-weight="normal" fo:background-color="transparent" style:font-name-asian="Calibri1" style:font-name-complex="Calibri1"/>
    </style:style>
    <style:style style:name="P24" style:family="paragraph" style:parent-style-name="Standard">
      <style:paragraph-properties fo:margin-left="1.251cm" fo:margin-right="0cm" fo:line-height="100%" fo:text-align="start" style:justify-single-word="false" fo:text-indent="0cm" style:auto-text-indent="false"/>
      <style:text-properties fo:color="#000000" style:font-name="Calibri1" fo:font-size="15pt" fo:font-weight="bold" fo:background-color="transparent" style:font-name-asian="Calibri1" style:font-name-complex="Calibri1"/>
    </style:style>
    <style:style style:name="T1" style:family="text">
      <style:text-properties style:use-window-font-color="true" style:font-name="Liberation Serif" fo:font-size="44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fo:color="#c9211e" style:font-name="Liberation Serif" fo:font-size="4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5" style:family="text">
      <style:text-properties fo:color="#c9211e" style:font-name="Liberation Serif" fo:font-size="44pt" fo:font-weight="bold" fo:background-color="transparent" loext:char-shading-value="0" style:font-name-asian="Liberation Serif" style:font-name-complex="Liberation Serif"/>
    </style:style>
    <style:style style:name="T6" style:family="text">
      <style:text-properties fo:color="#bf0041" style:font-name="Liberation Serif" fo:font-size="18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7" style:family="text">
      <style:text-properties fo:color="#bf0041"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8" style:family="text">
      <style:text-properties fo:color="#bf0041" style:font-name="Liberation Serif" fo:font-size="15pt" fo:font-weight="normal" fo:background-color="transparent" loext:char-shading-value="0" style:font-name-asian="Liberation Serif" style:font-name-complex="Liberation Serif"/>
    </style:style>
    <style:style style:name="T9" style:family="text">
      <style:text-properties fo:color="#bf0041"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0" style:family="text">
      <style:text-properties fo:color="#000000" style:font-name="Liberation Serif" fo:font-size="15pt" fo:font-weight="normal" fo:background-color="transparent" loext:char-shading-value="0" style:font-name-asian="Liberation Serif" style:font-name-complex="Liberation Serif"/>
    </style:style>
    <style:style style:name="T11" style:family="text">
      <style:text-properties fo:color="#000000" style:font-name="Liberation Serif" fo:font-size="15pt" fo:font-weight="bold" fo:background-color="transparent" loext:char-shading-value="0" style:font-name-asian="Liberation Serif" style:font-name-complex="Liberation Serif"/>
    </style:style>
    <style:style style:name="T12" style:family="text">
      <style:text-properties fo:color="#000000" style:font-name="Calibri1" fo:font-size="15pt" fo:font-weight="bold" fo:background-color="transparent" loext:char-shading-value="0" style:font-name-asian="Calibri1" style:font-name-complex="Calibri1"/>
    </style:style>
    <style:style style:name="T13" style:family="text">
      <style:text-properties fo:color="#000000" style:font-name="Calibri1" fo:font-size="15pt" fo:font-weight="normal" fo:background-color="transparent" loext:char-shading-value="0" style:font-name-asian="Calibri1" style:font-name-complex="Calibri1"/>
    </style:style>
    <style:style style:name="T14" style:family="text">
      <style:text-properties fo:color="#000000" style:font-name="Calibri1" fo:font-size="15pt" fo:font-style="italic" fo:font-weight="bold" fo:background-color="transparent" loext:char-shading-value="0" style:font-name-asian="Calibri1" style:font-name-complex="Calibri1"/>
    </style:style>
    <style:style style:name="T15" style:family="text">
      <style:text-properties fo:color="#000000" style:text-position="super 58%" style:font-name="Calibri1" fo:font-size="15pt" fo:font-weight="bold" fo:background-color="transparent" loext:char-shading-value="0" style:font-name-asian="Calibri1" style:font-name-complex="Calibri1"/>
    </style:style>
    <style:style style:name="T16" style:family="text">
      <style:text-properties fo:color="#000000" style:text-position="super 58%" style:font-name="Calibri1" fo:font-size="15pt" fo:font-weight="normal" fo:background-color="transparent" loext:char-shading-value="0" style:font-name-asian="Calibri1" style:font-name-complex="Calibri1"/>
    </style:style>
    <style:style style:name="T17" style:family="text">
      <style:text-properties fo:color="#000000" style:text-position="super 58%" style:font-name="Liberation Serif" fo:font-size="15pt" fo:font-weight="normal" fo:background-color="transparent" loext:char-shading-value="0" style:font-name-asian="Liberation Serif" style:font-name-complex="Liberation Serif"/>
    </style:style>
    <style:style style:name="T18" style:family="text">
      <style:text-properties fo:font-weight="bold"/>
    </style:style>
    <style:style style:name="T19" style:family="text">
      <style:text-properties style:font-weight-asian="normal" style:font-weight-complex="norm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 text:c="9"/></text:span><text:span text:style-name="T4">DSA <text:s/>Project</text:span></text:p>
      <text:p text:style-name="P1"><text:span text:style-name="T5"><text:s text:c="14"/></text:span><text:span text:style-name="T4">Report</text:span></text:p>
      <text:p text:style-name="P3"/>
      <text:p text:style-name="P3"/>
      <text:p text:style-name="P6">Topic: Checkers (variable size)</text:p>
      <text:p text:style-name="P3"/>
      <text:p text:style-name="P7">TA: Debojit Das Sir</text:p>
      <text:p text:style-name="P3"><text:s text:c="49"/></text:p>
      <text:p text:style-name="P3"/>
      <text:p text:style-name="P3"/>
      <text:p text:style-name="P3"/>
      <text:p text:style-name="P11">Team 34:</text:p>
      <text:p text:style-name="P7">Members:</text:p>
      <text:p text:style-name="P3"/>
      <text:p text:style-name="P3"/>
      <text:p text:style-name="P3"/>
      <text:p text:style-name="P3"/>
      <text:p text:style-name="P12">1. Hardik Gupta</text:p>
      <text:p text:style-name="P12">2. Mayank Shukla</text:p>
      <text:p text:style-name="P12">3. Nachiket Patil</text:p>
      <text:p text:style-name="P12">4. Rahul Garg</text:p>
      <text:p text:style-name="P12">5. Sukhjinder Kumar</text:p>
      <text:p text:style-name="P3"><text:s text:c="2"/></text:p>
      <text:p text:style-name="P3"/>
      <text:p text:style-name="P3"/>
      <text:p text:style-name="P3"/>
      <text:p text:style-name="P3"/>
      <text:p text:style-name="P3"/>
      <text:p text:style-name="P3"/>
      <text:p text:style-name="P3"/>
      <text:p text:style-name="P3"><text:s text:c="11"/></text:p>
      <text:p text:style-name="P8">Work Division:</text:p>
      <text:p text:style-name="P10"><text:soft-page-break/><text:s text:c="22"/></text:p>
      <text:list xml:id="list632852222" text:style-name="L1">
        <text:list-item>
          <text:p text:style-name="P19">Mayank Shukla:</text:p>
        </text:list-item>
      </text:list>
      <text:p text:style-name="P3"/>
      <text:p text:style-name="P13">Worked On:</text:p>
      <text:p text:style-name="P3"/>
      <text:p text:style-name="P1"><text:span text:style-name="T10">1. </text:span><text:span text:style-name="T11">Undo</text:span><text:span text:style-name="T10"> function.</text:span></text:p>
      <text:p text:style-name="P1"><text:span text:style-name="T10">2. </text:span><text:span text:style-name="T11">Review</text:span><text:span text:style-name="T10"> function.</text:span></text:p>
      <text:p text:style-name="P14"><text:tab/> <text:s text:c="7"/>Created Stack, ‘push’ to push current game state into stack</text:p>
      <text:p text:style-name="P1"><text:span text:style-name="T10">3. </text:span><text:span text:style-name="T11">Toss</text:span><text:span text:style-name="T10"> function.</text:span></text:p>
      <text:p text:style-name="P1"><text:span text:style-name="T10">4. </text:span><text:span text:style-name="T11">Rule</text:span><text:span text:style-name="T10"> function.</text:span></text:p>
      <text:p text:style-name="P14"><text:tab/>Written Rules of checkers in a txt file and added that file in <text:tab/><text:tab/>program.</text:p>
      <text:p text:style-name="P1"><text:span text:style-name="T10">5. </text:span><text:span text:style-name="T11">Instruction</text:span><text:span text:style-name="T10"> function.</text:span></text:p>
      <text:p text:style-name="P14"><text:s/><text:tab/>Written instruction of how to play the game and their respective <text:tab/><text:tab/>control keys in a txt file and added that file in program.</text:p>
      <text:p text:style-name="P1"><text:span text:style-name="T10">6. </text:span><text:span text:style-name="T11">Restart </text:span><text:span text:style-name="T10">function:</text:span></text:p>
      <text:p text:style-name="P14"><text:tab/>To restart the game and clear the stack of previous game</text:p>
      <text:p text:style-name="P14"><text:tab/>Added clear_stack funtion.</text:p>
      <text:p text:style-name="P1"><text:span text:style-name="T10">7. </text:span><text:span text:style-name="T11">Quit </text:span><text:span text:style-name="T10">function:</text:span></text:p>
      <text:p text:style-name="P14"><text:tab/>To quit the game in between.</text:p>
      <text:p text:style-name="P1"><text:span text:style-name="T10">8. </text:span><text:span text:style-name="T11">Multi capture</text:span><text:span text:style-name="T10">:</text:span></text:p>
      <text:p text:style-name="P14"><text:tab/>Added multi capture thing inside controller function for 2-player <text:s text:c="2"/><text:tab/>game as well as for bot.</text:p>
      <text:p text:style-name="P1"><text:span text:style-name="T10">9. </text:span><text:span text:style-name="T11">Control keys</text:span><text:span text:style-name="T10">:</text:span></text:p>
      <text:p text:style-name="P14"><text:tab/>Added control keys inside controller function and several <text:tab/><text:tab/>instructions for smooth play of game.</text:p>
      <text:p text:style-name="P1"><text:span text:style-name="T10">10. </text:span><text:span text:style-name="T11">is_multi_capture_possible</text:span></text:p>
      <text:p text:style-name="P14"><text:tab/>This function is used by bot to calculate the score.</text:p>
      <text:p text:style-name="P3"><text:s text:c="21"/></text:p>
      <text:p text:style-name="P3"/>
      <text:p text:style-name="P3"/>
      <text:p text:style-name="P3"/>
      <text:p text:style-name="P13">Bug fixed:</text:p>
      <text:p text:style-name="P3"/>
      <text:p text:style-name="P1"><text:span text:style-name="T10">1. </text:span><text:span text:style-name="T11">Move Entries</text:span><text:span text:style-name="T10">:</text:span></text:p>
      <text:p text:style-name="P14"><text:tab/>Added whether piece is king or not.</text:p>
      <text:p text:style-name="P3"/>
      <text:p text:style-name="P14">And some other minor fixes.</text:p>
      <text:p text:style-name="P3"/>
      <text:p text:style-name="P3"/>
      <text:p text:style-name="P3"/>
      <text:p text:style-name="P3"/>
      <text:p text:style-name="P3"/>
      <text:p text:style-name="P3"/>
      <text:p text:style-name="P3"/>
      <text:list xml:id="list78412102" text:style-name="L2">
        <text:list-item>
          <text:p text:style-name="P20">Rahul Garg:</text:p>
        </text:list-item>
      </text:list>
      <text:p text:style-name="P3"><text:soft-page-break/></text:p>
      <text:p text:style-name="P16">Worked On:</text:p>
      <text:p text:style-name="P1"><text:span text:style-name="T12">1. </text:span><text:span text:style-name="T13">The</text:span><text:span text:style-name="T12"> 4 bot </text:span><text:span text:style-name="T13">functions</text:span><text:span text:style-name="T12">:</text:span></text:p>
      <text:p text:style-name="P23">Implemented a rudimentary bot with a scalable difficulty setting. It simply looks a few steps ahead and decides the best move accordingly</text:p>
      <text:p text:style-name="P2"><text:span text:style-name="T13">Implemented a </text:span><text:span text:style-name="T14">heap</text:span><text:span text:style-name="T13"> here which is simply used to add some sort of randomisation so the bot doesn’t always try to pick the move it thinks is best.</text:span></text:p>
      <text:p text:style-name="P2"><text:span text:style-name="T13">The complexity of bot functions is </text:span><text:span text:style-name="T12">O((sb</text:span><text:span text:style-name="T15">2</text:span><text:span text:style-name="T12">)</text:span><text:span text:style-name="T15">4</text:span><text:span text:style-name="T12">)</text:span><text:span text:style-name="T13"> as it attempts all valid moves on all pieces which is of order sb</text:span><text:span text:style-name="T16">2</text:span><text:span text:style-name="T13"> for 4 turns</text:span></text:p>
      <text:p text:style-name="P24">NOTE: sb is not total number of squares, but simply squares on one side of the board, i.e. sb = 8, for 8 x 8 checkers which as 64 total squares</text:p>
      <text:p text:style-name="P1"><text:span text:style-name="T12">2. </text:span><text:span text:style-name="T13">The</text:span><text:span text:style-name="T12"> print_board</text:span><text:span text:style-name="T13"> function which is in charge of printing the entire board and anything additional required </text:span><text:span text:style-name="T12">O(sb</text:span><text:span text:style-name="T15">2</text:span><text:span text:style-name="T12">)</text:span></text:p>
      <text:p text:style-name="P1"><text:span text:style-name="T12">3. </text:span><text:span text:style-name="T13">The</text:span><text:span text:style-name="T12"> controller</text:span><text:span text:style-name="T13"> function which is in charge of controlling the entire game, such as moving the selection boxes, waiting for hotkeys, and calling other functions and delegating the work to them as required</text:span></text:p>
      <text:p text:style-name="P17">This function is even responsible for deciding whether the current turn should be played by a human or a bot and handles it accordingly with the help of the bot_mode variable. This function is just reliant on hotkeys and running other functions, its complexity is not defined</text:p>
      <text:p text:style-name="P18">4. move_entries:</text:p>
      <text:p text:style-name="P23">a backend function used by other functions that is responsible for moving the pieces and if not possible, report that as well, the bot heavily relies on this.</text:p>
      <text:p text:style-name="P2"><text:span text:style-name="T13">This function called is_present which is O(sb</text:span><text:span text:style-name="T16">2</text:span><text:span text:style-name="T13">) and islegal which is O(sb</text:span><text:span text:style-name="T16">4</text:span><text:span text:style-name="T13">) + a for loop which runs in O(sb</text:span><text:span text:style-name="T16">4</text:span><text:span text:style-name="T13">). Hence complexity of move_entires is </text:span><text:span text:style-name="T12">O(sb</text:span><text:span text:style-name="T15">4</text:span><text:span text:style-name="T12">)</text:span></text:p>
      <text:p text:style-name="P1"><text:span text:style-name="T12">5.</text:span><text:span text:style-name="T13"> Created the </text:span><text:span text:style-name="T12">menu</text:span><text:span text:style-name="T13"> that is shown in the beginning of the program and is used to cater to the user’s requirements, as to whether they wish to play single player or against a friend in multiplayer</text:span></text:p>
      <text:p text:style-name="P17">There is also a difficulty setting, lower being harder</text:p>
      <text:p text:style-name="P17">Similarly, this function is just used to display the menu and take input, it’s complexity is again not defined</text:p>
      <text:p text:style-name="P17">Re-designed several other functions with my team, such as toss and undo and worked on many other fixes with the team</text:p>
      <text:p text:style-name="P3"><text:soft-page-break/></text:p>
      <text:p text:style-name="P3"/>
      <text:p text:style-name="P3"/>
      <text:p text:style-name="P3"/>
      <text:p text:style-name="P3"/>
      <text:p text:style-name="P3"/>
      <text:list xml:id="list1311692333" text:style-name="L3">
        <text:list-item>
          <text:p text:style-name="P21">Nachiket Patil:</text:p>
        </text:list-item>
      </text:list>
      <text:p text:style-name="P3"/>
      <text:p text:style-name="P13">Worked On:</text:p>
      <text:p text:style-name="P3"/>
      <text:p text:style-name="P1"><text:span text:style-name="T11">1. is_present: </text:span><text:span text:style-name="T10">checks if a piece is present on the board with coordinates (x, y) on the board. </text:span></text:p>
      <text:p text:style-name="P3"/>
      <text:p text:style-name="P1"><text:span text:style-name="T11">2. isOccupied: </text:span><text:span text:style-name="T10">checks if a coordinate (x, y) is occupied by some piece on the board. </text:span></text:p>
      <text:p text:style-name="P3"/>
      <text:p text:style-name="P1"><text:span text:style-name="T11">3. simple_Move_Possible: </text:span><text:span text:style-name="T10">checks if a move (not capture) is possible or not in a particular direction for a piece with the help of isOccupied. </text:span></text:p>
      <text:p text:style-name="P3"/>
      <text:p text:style-name="P1"><text:span text:style-name="T11">4. capturePossible:</text:span><text:span text:style-name="T10"> checks if a capture is possible or not in a particular direction for a piece with the help of isOccupied and is_present.</text:span></text:p>
      <text:p text:style-name="P3"/>
      <text:p text:style-name="P1"><text:span text:style-name="T11">5. isLegal: </text:span><text:span text:style-name="T10">returns true if any move (capture or simple) is legal according to the rules of the game, otherwise false. It uses is_present to check if the piece to be moved is on the board and takes help of capturePossible to check if any capture is possible if a simple move is being made. It also calls isOccupied to make sure that the new position of the piece being moved is not occupied by any other piece.</text:span></text:p>
      <text:p text:style-name="P3"/>
      <text:p text:style-name="P1"><text:span text:style-name="T11">6. </text:span><text:span text:style-name="T10">The draw part of the </text:span><text:span text:style-name="T11">result</text:span><text:span text:style-name="T10"> function which determines who is the winner or declares a draw if no moves are possible by both teams, when both teams have more than 0 pieces on the board. <text:s/></text:span></text:p>
      <text:p text:style-name="P3"/>
      <text:p text:style-name="P1"><text:span text:style-name="T11">7. </text:span><text:span text:style-name="T10">The capture part of </text:span><text:span text:style-name="T11">move_entries </text:span><text:span text:style-name="T10">function which removes a piece from the board, if it is captured.</text:span></text:p>
      <text:p text:style-name="P3"/>
      <text:p text:style-name="P14">Contributed to several other functions such as controller, filling_node, print_board, etc. and made many other fixes.</text:p>
      <text:p text:style-name="P3"/>
      <text:p text:style-name="P3"/>
      <text:p text:style-name="P3"/>
      <text:p text:style-name="P3"/>
      <text:p text:style-name="P3"/>
      <text:p text:style-name="P5"><text:s text:c="2"/></text:p>
      <text:list xml:id="list777344327" text:style-name="L4">
        <text:list-item>
          <text:p text:style-name="P22">Hardik Gupta:</text:p>
        </text:list-item>
      </text:list>
      <text:p text:style-name="P3"/>
      <text:p text:style-name="P13">Worked On:</text:p>
      <text:p text:style-name="P3"/>
      <text:p text:style-name="P1"><text:soft-page-break/><text:span text:style-name="T11">1. Added Add board funciton: </text:span><text:span text:style-name="T10">Adds nodes infront of the linked list used in undo and review.</text:span></text:p>
      <text:p text:style-name="P3"/>
      <text:p text:style-name="P1"><text:span text:style-name="T11">2. <text:s/>Added Undo and Review function</text:span><text:span text:style-name="T10">: Both function has uses a common doubly linked list stack that after every move store the board data using the add board function.</text:span></text:p>
      <text:p text:style-name="P3"/>
      <text:p text:style-name="P1"><text:span text:style-name="T11">3. Added Result Function:</text:span><text:span text:style-name="T10"> This function whenever called tells whether the game has ended or not , and if yes , prints the result.</text:span></text:p>
      <text:p text:style-name="P3"/>
      <text:p text:style-name="P1"><text:span text:style-name="T10">4.</text:span><text:span text:style-name="T11"> Added Next K possible moves function:</text:span><text:span text:style-name="T10"> <text:s/>This function whenever called , prints all the board positions possible after k turns. It basically uses a trie data structure for that.</text:span></text:p>
      <text:p text:style-name="P14">Functions that supplement this -</text:p>
      <text:p text:style-name="P1"><text:span text:style-name="T11">a) Point to Null</text:span><text:span text:style-name="T10">: initialize all the childrens of a node in trie to NULL.</text:span></text:p>
      <text:p text:style-name="P3"/>
      <text:p text:style-name="P1"><text:span text:style-name="T11">b)Fill node: </text:span><text:span text:style-name="T10">Fills data in all the childrens of a node (basically data is board posn possible in next turn).</text:span></text:p>
      <text:p text:style-name="P3"/>
      <text:p text:style-name="P14">Helped in fixing bugs in different functions.</text:p>
      <text:p text:style-name="P3"/>
      <text:p text:style-name="P3"/>
      <text:p text:style-name="P1"><text:span text:style-name="T3"><text:s text:c="31"/></text:span><text:span text:style-name="T2"><text:s/></text:span><text:span text:style-name="T6">Complexity Analysis:</text:span></text:p>
      <text:p text:style-name="P3"/>
      <text:p text:style-name="P1"><text:span text:style-name="T10">1. </text:span><text:span text:style-name="T11">Undo</text:span><text:span text:style-name="T10">:</text:span></text:p>
      <text:p text:style-name="P14"><text:tab/>Complexity: <text:s text:c="2"/>O(1)</text:p>
      <text:p text:style-name="P14"><text:tab/>Explanation:</text:p>
      <text:p text:style-name="P14"><text:s/><text:tab/>Used Doubly linked and pop out top element from stack in constant <text:tab/>time.</text:p>
      <text:p text:style-name="P1"><text:span text:style-name="T10">2. </text:span><text:span text:style-name="T11">Review</text:span><text:span text:style-name="T10">:</text:span></text:p>
      <text:p text:style-name="P14"><text:tab/>Complexity: <text:s text:c="2"/>O(n)</text:p>
      <text:p text:style-name="P14"><text:tab/>Explanation:</text:p>
      <text:p text:style-name="P14"><text:tab/>Traverse the entire linked list and print all game states. Here n is number <text:tab/>of elements in stack.</text:p>
      <text:p text:style-name="P1"><text:span text:style-name="T10">3. </text:span><text:span text:style-name="T11">Toss:</text:span></text:p>
      <text:p text:style-name="P14"><text:tab/>Complexity : constant time.</text:p>
      <text:p text:style-name="P1"><text:span text:style-name="T10">4. </text:span><text:span text:style-name="T11">Rule and Instruction:</text:span></text:p>
      <text:p text:style-name="P14"><text:tab/>Complexity: O(1)</text:p>
      <text:p text:style-name="P14"><text:tab/>Explanation:</text:p>
      <text:p text:style-name="P14"><text:tab/>Read the file rule_book.txt and instruction.txt and print that.</text:p>
      <text:p text:style-name="P1"><text:span text:style-name="T10">5. </text:span><text:span text:style-name="T11">Restart:</text:span></text:p>
      <text:p text:style-name="P14"><text:tab/>Complexity: O(n)</text:p>
      <text:p text:style-name="P14"><text:tab/>Explanation:</text:p>
      <text:p text:style-name="P14"><text:tab/>It clears the stack by using clear_stack function inside it. Here n is <text:soft-page-break/><text:tab/>number of elements in stack.</text:p>
      <text:p text:style-name="P1"><text:span text:style-name="T10">6. </text:span><text:span text:style-name="T11">Quit:</text:span></text:p>
      <text:p text:style-name="P14"><text:tab/>Complexity: O(n)</text:p>
      <text:p text:style-name="P14"><text:tab/>Explanation:</text:p>
      <text:p text:style-name="P14"><text:tab/>If user want to review while quitting then complexity is O(n) <text:tab/>(complexity of review function) and if user do not want to review then <text:tab/>also complexity is O(n) (complexity of clear_stack)</text:p>
      <text:p text:style-name="P3"/>
      <text:p text:style-name="P14"><text:span text:style-name="T18">7. is_multi_capture_possible:</text:span></text:p>
      <text:p text:style-name="P14"><text:span text:style-name="T18"><text:tab/></text:span><text:span text:style-name="T19">Complexity: O(sb^2)</text:span></text:p>
      <text:p text:style-name="P15"><text:tab/>Explanation:</text:p>
      <text:p text:style-name="P15"><text:tab/>Total piece on one side is order of sb^2. </text:p>
      <text:p text:style-name="P4"/>
      <text:p text:style-name="P4"/>
      <text:p text:style-name="P1"><text:span text:style-name="T10">8. </text:span><text:span text:style-name="T11">Add Board Function: </text:span></text:p>
      <text:p text:style-name="P1"><text:span text:style-name="T11"><text:tab/></text:span><text:span text:style-name="T10">Complexity: O(1)</text:span><text:span text:style-name="T11"> </text:span></text:p>
      <text:p text:style-name="P14"><text:tab/>Explaination: Constant time to add each node.</text:p>
      <text:p text:style-name="P14">Total time will be proportinal to number of moves played during the game <text:s/></text:p>
      <text:p text:style-name="P4"/>
      <text:p text:style-name="P1"><text:span text:style-name="T10">9. </text:span><text:span text:style-name="T11">Next-K-state</text:span><text:span text:style-name="T10">: </text:span></text:p>
      <text:p text:style-name="P1"><text:span text:style-name="T10"><text:tab/>Complexity: O(sb</text:span><text:span text:style-name="T17">2k</text:span><text:span text:style-name="T10">4</text:span><text:span text:style-name="T17">k</text:span><text:span text:style-name="T10">)</text:span></text:p>
      <text:p text:style-name="P1"><text:span text:style-name="T10"><text:tab/>Explaination: No of pieces = (sb / 2) * ((sb - 2) / 2) = O(sb</text:span><text:span text:style-name="T17">2</text:span><text:span text:style-name="T10">)</text:span></text:p>
      <text:p text:style-name="P14">Each piece has 4 maximum possible moves (in 4 directions), </text:p>
      <text:p text:style-name="P1"><text:span text:style-name="T10">Therefore, O( ((sb</text:span><text:span text:style-name="T17">2</text:span><text:span text:style-name="T10">) * 4)</text:span><text:span text:style-name="T17">k </text:span><text:span text:style-name="T10">) = O(sb</text:span><text:span text:style-name="T17">2k</text:span><text:span text:style-name="T10">4</text:span><text:span text:style-name="T17">k</text:span><text:span text:style-name="T10">).</text:span></text:p>
      <text:p text:style-name="P14"/>
      <text:p text:style-name="P1"><text:span text:style-name="T10">10. </text:span><text:span text:style-name="T11">is_present:</text:span></text:p>
      <text:p text:style-name="P1"><text:span text:style-name="T11"><text:tab/></text:span><text:span text:style-name="T10">Complexity: O(sb</text:span><text:span text:style-name="T17">2</text:span><text:span text:style-name="T10">)</text:span></text:p>
      <text:p text:style-name="P14"/>
      <text:p text:style-name="P1"><text:span text:style-name="T10">11. </text:span><text:span text:style-name="T11">isOccupied:</text:span></text:p>
      <text:p text:style-name="P1"><text:span text:style-name="T10"><text:tab/>Complexity: O(sb</text:span><text:span text:style-name="T17">2</text:span><text:span text:style-name="T10">)</text:span></text:p>
      <text:p text:style-name="P14"/>
      <text:p text:style-name="P1"><text:span text:style-name="T10">12. </text:span><text:span text:style-name="T11">simple_Move_Possible:</text:span></text:p>
      <text:p text:style-name="P1"><text:span text:style-name="T11"><text:tab/></text:span><text:span text:style-name="T10">Complexity: O(sb</text:span><text:span text:style-name="T17">2</text:span><text:span text:style-name="T10">)</text:span></text:p>
      <text:p text:style-name="P14"><text:s text:c="100"/></text:p>
      <text:p text:style-name="P1"><text:span text:style-name="T10">13. </text:span><text:span text:style-name="T11">capturePossible:</text:span></text:p>
      <text:p text:style-name="P1"><text:span text:style-name="T11"><text:tab/></text:span><text:span text:style-name="T10">Complexity: O(sb</text:span><text:span text:style-name="T17">2</text:span><text:span text:style-name="T10">)</text:span></text:p>
      <text:p text:style-name="P14"/>
      <text:p text:style-name="P1"><text:span text:style-name="T10">14. </text:span><text:span text:style-name="T11">isLegal:</text:span></text:p>
      <text:p text:style-name="P1"><text:span text:style-name="T11"><text:tab/></text:span><text:span text:style-name="T10">Complexity: O(sb</text:span><text:span text:style-name="T17">4</text:span><text:span text:style-name="T10">)</text:span></text:p>
      <text:p text:style-name="P14"><text:tab/>Explaination: </text:p>
      <text:p text:style-name="P1"><text:span text:style-name="T10">Calls the function - capturePossible ( O(sb</text:span><text:span text:style-name="T17">2</text:span><text:span text:style-name="T10">) ), for all pieces and</text:span></text:p>
      <text:p text:style-name="P1"><text:span text:style-name="T10">no of pieces = O(sb</text:span><text:span text:style-name="T17">2</text:span><text:span text:style-name="T10">). Therefore, time is O(sb</text:span><text:span text:style-name="T17">4</text:span><text:span text:style-name="T10">)</text:span></text:p>
      <text:p text:style-name="P3"><text:soft-page-break/></text:p>
      <text:p text:style-name="P10"><text:tab/></text:p>
      <text:p text:style-name="P3"/>
      <text:p text:style-name="P1"><text:span text:style-name="T8"><text:s text:c="5"/></text:span><text:span text:style-name="T7">Data Structures Used:</text:span></text:p>
      <text:p text:style-name="P10"><text:s text:c="2"/></text:p>
      <text:p text:style-name="P3"/>
      <text:p text:style-name="P9">1. Arrays:</text:p>
      <text:p text:style-name="P1"><text:span text:style-name="T8"><text:tab/></text:span><text:span text:style-name="T10">Arrays are used to store black and white pieces, to store coordinates of selection square, to store scores of bot to optimise its move, 2d array in k-state function to store movement of all pieces in 4 different direction (wherever possible).</text:span></text:p>
      <text:p text:style-name="P3"/>
      <text:p text:style-name="P9">2. Stack:</text:p>
      <text:p text:style-name="P1"><text:span text:style-name="T8"><text:tab/></text:span><text:span text:style-name="T10">Stack is used to store all the intermediate game states while playing game, which will be used to Undo and Review the game.</text:span></text:p>
      <text:p text:style-name="P3"/>
      <text:p text:style-name="P1"><text:span text:style-name="T9">3. </text:span><text:span text:style-name="T7">Max Heap:</text:span></text:p>
      <text:p text:style-name="P14"><text:tab/>Max heap is used in bot so that it do the best move according to score stored in heap (top element of max heap).</text:p>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9T17:32:37.444589674</dc:date>
    <meta:editing-duration>PT6M</meta:editing-duration>
    <meta:editing-cycles>1</meta:editing-cycles>
    <meta:document-statistic meta:table-count="0" meta:image-count="0" meta:object-count="0" meta:page-count="7" meta:paragraph-count="139" meta:word-count="1274" meta:character-count="7631" meta:non-whitespace-character-count="6135"/>
    <meta:generator>LibreOffice/6.4.7.2$Linux_X86_64 LibreOffice_project/40$Build-2</meta:generator>
  </office:meta>
</office:document-meta>
</file>